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eyDeserialize.deserialze( DefaultJSONParser parser , Type type , Object fiel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20170327_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eyDeserialize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